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7D900004AEE00003A166A8CDB57205F6C8B.svg" manifest:media-type="image/svg+xml"/>
  <manifest:file-entry manifest:full-path="Pictures/10000201000002FB0000024F91E073F4C66E0F90.png" manifest:media-type="image/png"/>
  <manifest:file-entry manifest:full-path="Pictures/20000002000000DC0000005D096CF76BAB9265C8.eps" manifest:media-type="image/x-eps"/>
  <manifest:file-entry manifest:full-path="Pictures/100002010000025A0000029A2D921CF9FA972AEB.png" manifest:media-type="image/png"/>
  <manifest:file-entry manifest:full-path="Pictures/1000304F00003B2B0000416E491E5E7A20EBFF3C.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svg:stroke-color="#000000" draw:fill-color="#006699" draw:textarea-horizontal-align="justify" draw:textarea-vertical-align="middle" draw:auto-grow-height="false" fo:min-height="3.25cm" fo:min-width="18.1cm"/>
    </style:style>
    <style:style style:name="gr2" style:family="graphic" style:parent-style-name="standard">
      <style:graphic-properties draw:stroke="none" svg:stroke-color="#000000" draw:fill="none" draw:fill-color="#ffffff" fo:min-height="1.25cm"/>
    </style:style>
    <style:style style:name="gr3" style:family="graphic" style:parent-style-name="standard">
      <style:graphic-properties svg:stroke-color="#000000" draw:fill-color="#ff9900" draw:textarea-horizontal-align="justify" draw:textarea-vertical-align="middle" draw:auto-grow-height="false" fo:min-height="3.75cm" fo:min-width="18.1cm"/>
    </style:style>
    <style:style style:name="gr4" style:family="graphic" style:parent-style-name="standard">
      <style:graphic-properties svg:stroke-color="#000000" draw:fill-color="#cccccc" draw:textarea-horizontal-align="justify" draw:textarea-vertical-align="middle" draw:auto-grow-height="false" fo:min-height="2.29cm" fo:min-width="2.816cm"/>
    </style:style>
    <style:style style:name="gr5" style:family="graphic" style:parent-style-name="standard">
      <style:graphic-properties svg:stroke-color="#000000" draw:fill-color="#007826" draw:textarea-horizontal-align="justify" draw:textarea-vertical-align="middle" draw:auto-grow-height="false" fo:min-height="2.35cm" fo:min-width="18.1cm"/>
    </style:style>
    <style:style style:name="gr6" style:family="graphic" style:parent-style-name="standard">
      <style:graphic-properties svg:stroke-color="#000000" draw:textarea-horizontal-align="justify" draw:textarea-vertical-align="middle" draw:auto-grow-height="false" fo:min-height="1.75cm" fo:min-width="18.1cm"/>
    </style:style>
    <style:style style:name="gr7" style:family="graphic" style:parent-style-name="standard">
      <style:graphic-properties svg:stroke-color="#000000" draw:fill-color="#7e0021" draw:textarea-horizontal-align="justify" draw:textarea-vertical-align="middle" draw:auto-grow-height="false" fo:min-height="4.35cm" fo:min-width="18.1cm"/>
    </style:style>
    <style:style style:name="gr8" style:family="graphic" style:parent-style-name="standard">
      <style:graphic-properties svg:stroke-color="#000000" draw:fill-color="#cccccc" draw:textarea-horizontal-align="justify" draw:textarea-vertical-align="middle" draw:auto-grow-height="false" fo:min-height="1.02cm" fo:min-width="1.9cm"/>
    </style:style>
    <style:style style:name="gr9" style:family="graphic" style:parent-style-name="standard" style:list-style-name="L1">
      <style:graphic-properties svg:stroke-color="#000000" draw:fill-color="#cccccc" draw:textarea-horizontal-align="justify" draw:textarea-vertical-align="middle" draw:auto-grow-height="false" fo:min-height="1.632cm" fo:min-width="2.244cm" fo:wrap-option="no-wrap"/>
    </style:style>
    <style:style style:name="gr10" style:family="graphic" style:parent-style-name="standard" style:list-style-name="L1">
      <style:graphic-properties svg:stroke-color="#000000" draw:fill-color="#cccccc" draw:textarea-horizontal-align="justify" draw:textarea-vertical-align="middle" draw:auto-grow-height="false" fo:min-height="1.07cm" fo:min-width="3.601cm"/>
    </style:style>
    <style:style style:name="gr11" style:family="graphic" style:parent-style-name="standard">
      <style:graphic-properties svg:stroke-color="#000000" draw:fill-color="#cccccc" draw:textarea-horizontal-align="justify" draw:textarea-vertical-align="middle" draw:auto-grow-height="false" fo:min-height="0.88cm" fo:min-width="1.618cm"/>
    </style:style>
    <style:style style:name="gr12" style:family="graphic" style:parent-style-name="standard">
      <style:graphic-properties svg:stroke-color="#000000" draw:fill-color="#cccccc" draw:textarea-horizontal-align="justify" draw:textarea-vertical-align="middle" draw:auto-grow-height="false" fo:min-height="1.02cm" fo:min-width="4.862cm"/>
    </style:style>
    <style:style style:name="gr13" style:family="graphic" style:parent-style-name="objectwithoutfill">
      <style:graphic-properties draw:stroke="dash" draw:stroke-dash="Fine_20_Dashed" draw:marker-end="Arrow" draw:marker-end-width="0.3cm" draw:fill="none" draw:textarea-vertical-align="middl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marker-start="Arrow" draw:marker-start-width="0.3cm" draw:marker-end="Arrow" draw:marker-end-width="0.3cm" draw:fill="none" draw:textarea-vertical-align="middle"/>
    </style:style>
    <style:style style:name="gr16" style:family="graphic" style:parent-style-name="standard">
      <style:graphic-properties svg:stroke-color="#000000" draw:fill-color="#cccccc" draw:textarea-horizontal-align="justify" draw:textarea-vertical-align="middle" draw:auto-grow-height="false" fo:min-height="1.444cm" fo:min-width="2.816cm"/>
    </style:style>
    <style:style style:name="gr17" style:family="graphic" style:parent-style-name="Objektas_20_be_20_užpildo_20_ir_20_kraštinių">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fill-color="#cccccc" draw:textarea-horizontal-align="justify" draw:textarea-vertical-align="middle" draw:auto-grow-height="false" fo:min-height="1.726cm" fo:min-width="1.758cm"/>
    </style:style>
    <style:style style:name="P1" style:family="paragraph">
      <style:paragraph-properties fo:text-align="start"/>
    </style:style>
    <style:style style:name="P2" style:family="paragraph">
      <loext:graphic-properties draw:fill-color="#006699"/>
      <style:paragraph-properties fo:text-align="start"/>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28pt" style:font-size-asian="28pt" style:font-size-complex="28pt"/>
    </style:style>
    <style:style style:name="P5" style:family="paragraph">
      <loext:graphic-properties draw:fill-color="#ff9900"/>
      <style:paragraph-properties fo:text-align="start"/>
    </style:style>
    <style:style style:name="P6" style:family="paragraph">
      <loext:graphic-properties draw:fill-color="#cccccc"/>
      <style:paragraph-properties fo:text-align="center"/>
    </style:style>
    <style:style style:name="P7" style:family="paragraph">
      <loext:graphic-properties draw:fill-color="#007826"/>
      <style:paragraph-properties fo:text-align="start"/>
    </style:style>
    <style:style style:name="P8" style:family="paragraph">
      <loext:graphic-properties draw:fill-color="#7e0021"/>
      <style:paragraph-properties fo:text-align="start"/>
    </style:style>
    <style:style style:name="P9" style:family="paragraph">
      <loext:graphic-properties draw:fill-color="#cccccc"/>
      <style:paragraph-properties fo:text-align="center"/>
      <style:text-properties style:font-name="Liberation Sans" fo:font-size="18pt" style:letter-kerning="true" style:font-name-asian="Droid Sans Fallback" style:font-size-asian="18pt" style:font-name-complex="Droid Sans Devanagari" style:font-size-complex="18pt"/>
    </style:style>
    <style:style style:name="P10" style:family="paragraph">
      <loext:graphic-properties draw:fill="none"/>
      <style:paragraph-properties fo:text-align="center"/>
    </style:style>
    <style:style style:name="T1" style:family="text">
      <style:text-properties fo:font-size="28pt" style:font-size-asian="28pt" style:font-size-complex="28pt"/>
    </style:style>
    <style:style style:name="T2" style:family="text">
      <style:text-properties style:font-name="Liberation Sans" fo:font-size="18pt" style:letter-kerning="true" style:font-name-asian="Droid Sans Fallback" style:font-size-asian="18pt" style:font-name-complex="Droid Sans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Numatytasis">
        <draw:custom-shape draw:style-name="gr1" draw:text-style-name="P2" draw:layer="layout" svg:width="18.6cm" svg:height="3.5cm" svg:x="1cm" svg:y="9.9cm">
          <text:p text:style-name="P1">Packages</text:p>
          <draw:enhanced-geometry svg:viewBox="0 0 21600 21600" draw:type="rectangle" draw:enhanced-path="M 0 0 L 21600 0 21600 21600 0 21600 0 0 Z N"/>
        </draw:custom-shape>
        <draw:frame draw:style-name="gr2" draw:text-style-name="P4" draw:layer="layout" svg:width="8.5cm" svg:height="1.5cm" svg:x="9.04cm" svg:y="1.6cm">
          <draw:text-box>
            <text:p text:style-name="P3"><text:span text:style-name="T1">System Overview</text:span></text:p>
          </draw:text-box>
        </draw:frame>
        <draw:custom-shape draw:style-name="gr3" draw:text-style-name="P5" draw:layer="layout" svg:width="18.6cm" svg:height="4cm" svg:x="1cm" svg:y="3.3cm">
          <text:p text:style-name="P1">Integrated Development</text:p>
          <text:p text:style-name="P1">Environment (IDE)</text:p>
          <draw:enhanced-geometry svg:viewBox="0 0 21600 21600" draw:type="rectangle" draw:enhanced-path="M 0 0 L 21600 0 21600 21600 0 21600 0 0 Z N"/>
        </draw:custom-shape>
        <draw:custom-shape draw:style-name="gr4" draw:text-style-name="P6" xml:id="id1" draw:id="id1" draw:layer="layout" svg:width="4.7cm" svg:height="3.6cm" svg:x="12.7cm" svg:y="3.5cm">
          <text:p text:style-name="P3">RStudio,</text:p>
          <text:p text:style-name="P3">RKWard,</text:p>
          <text:p text:style-name="P3">R GUI,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 draw:text-style-name="P7" draw:layer="layout" svg:width="18.6cm" svg:height="2.6cm" svg:x="1cm" svg:y="7.3cm">
          <text:p text:style-name="P1">Engine</text:p>
          <draw:enhanced-geometry svg:viewBox="0 0 21600 21600" draw:type="rectangle" draw:enhanced-path="M 0 0 L 21600 0 21600 21600 0 21600 0 0 Z N"/>
        </draw:custom-shape>
        <draw:custom-shape draw:style-name="gr6" draw:text-style-name="P1" draw:layer="layout" svg:width="18.6cm" svg:height="2cm" svg:x="1cm" svg:y="13.4cm">
          <text:p text:style-name="P1">Bindings</text:p>
          <draw:enhanced-geometry svg:viewBox="0 0 21600 21600" draw:type="rectangle" draw:enhanced-path="M 0 0 L 21600 0 21600 21600 0 21600 0 0 Z N"/>
        </draw:custom-shape>
        <draw:custom-shape draw:style-name="gr7" draw:text-style-name="P8" draw:layer="layout" svg:width="18.6cm" svg:height="4.6cm" svg:x="1cm" svg:y="15.4cm">
          <text:p text:style-name="P1">Libraries</text:p>
          <draw:enhanced-geometry svg:viewBox="0 0 21600 21600" draw:type="rectangle" draw:enhanced-path="M 0 0 L 21600 0 21600 21600 0 21600 0 0 Z N"/>
        </draw:custom-shape>
        <draw:custom-shape draw:style-name="gr8" draw:text-style-name="P6" xml:id="id2" draw:id="id2" draw:layer="layout" svg:width="3.4cm" svg:height="1.8cm" svg:x="21cm" svg:y="9.3cm">
          <text:p text:style-name="P3"><text:span text:style-name="T2"/></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9" xml:id="id4" draw:id="id4" draw:layer="layout" svg:width="4.2cm" svg:height="2.9cm" svg:x="20.6cm" svg:y="5cm">
          <text:p text:style-name="P3"><text:span text:style-name="T2">Remote</text:span></text:p>
          <text:p text:style-name="P3"><text:span text:style-name="T2">reposi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9" xml:id="id5" draw:id="id5" draw:layer="layout" svg:width="4.1cm" svg:height="2.5cm" svg:x="20.7cm" svg:y="12.4cm">
          <text:p text:style-name="P3"><text:span text:style-name="T2">Local 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 draw:text-style-name="P6" xml:id="id7" draw:id="id7" draw:layer="layout" svg:width="3cm" svg:height="1.6cm" svg:x="5.7cm" svg:y="12.6cm">
          <text:p text:style-name="P3"><text:span text:style-name="T2">rgeo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6" xml:id="id9" draw:id="id9" draw:layer="layout" svg:width="3cm" svg:height="1.6cm" svg:x="12.3cm" svg:y="12.6cm">
          <text:p text:style-name="P3"><text:span text:style-name="T2">rgda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 draw:text-style-name="P6" xml:id="id6" draw:id="id6" draw:layer="layout" svg:width="7.6cm" svg:height="1.8cm" svg:x="6.6cm" svg:y="10.5cm">
          <text:p text:style-name="P3"><text:span text:style-name="T2">sp, raster, maptools,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6" xml:id="id8" draw:id="id8" draw:layer="layout" svg:width="3cm" svg:height="1.6cm" svg:x="5.7cm" svg:y="17cm">
          <text:p text:style-name="P3"><text:span text:style-name="T2">GEO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6" xml:id="id11" draw:id="id11" draw:layer="layout" svg:width="3cm" svg:height="1.6cm" svg:x="16.4cm" svg:y="16.2cm">
          <text:p text:style-name="P3"><text:span text:style-name="T2">OGR</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6" xml:id="id13" draw:id="id13" draw:layer="layout" svg:width="3cm" svg:height="1.6cm" svg:x="15cm" svg:y="18.3cm">
          <text:p text:style-name="P3"><text:span text:style-name="T2">proj</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3" draw:text-style-name="P10" draw:layer="layout" draw:type="line" svg:x1="16.712cm" svg:y1="6.573cm" svg:x2="21.498cm" svg:y2="9.563cm" draw:start-shape="id1" draw:start-glue-point="9" draw:end-shape="id2" draw:end-glue-point="5" svg:d="M16712 6573l4786 2990" svg:viewBox="0 0 4787 2991">
          <text:p/>
        </draw:connector>
        <draw:connector draw:style-name="gr14" draw:text-style-name="P10" draw:layer="layout" draw:type="line" svg:x1="13.388cm" svg:y1="6.573cm" svg:x2="12.112cm" svg:y2="7.751cm" draw:start-shape="id1" draw:start-glue-point="7" draw:end-shape="id3" draw:end-glue-point="11" svg:d="M13388 6573l-1276 1178" svg:viewBox="0 0 1277 1179">
          <text:p/>
        </draw:connector>
        <draw:connector draw:style-name="gr14" draw:text-style-name="P10" draw:layer="layout" draw:type="line" svg:x1="22.7cm" svg:y1="9.3cm" svg:x2="22.7cm" svg:y2="7.9cm" draw:start-shape="id2" draw:end-shape="id4" draw:end-glue-point="2" svg:d="M22700 9300v-1400" svg:viewBox="0 0 1 1401">
          <text:p/>
        </draw:connector>
        <draw:connector draw:style-name="gr14" draw:text-style-name="P10" draw:layer="layout" draw:type="line" svg:x1="22.7cm" svg:y1="11.1cm" svg:x2="22.75cm" svg:y2="12.4cm" draw:start-shape="id2" draw:start-glue-point="8" draw:end-shape="id5" draw:end-glue-point="5" svg:d="M22700 11100l50 1300" svg:viewBox="0 0 51 1301">
          <text:p/>
        </draw:connector>
        <draw:connector draw:style-name="gr14" draw:text-style-name="P10" draw:layer="layout" draw:type="line" svg:x1="12.112cm" svg:y1="9.449cm" svg:x2="20.7cm" svg:y2="13.65cm" draw:start-shape="id3" draw:start-glue-point="9" draw:end-shape="id5" svg:d="M12112 9449l8588 4201" svg:viewBox="0 0 8589 4202">
          <text:p/>
        </draw:connector>
        <draw:connector draw:style-name="gr14" draw:text-style-name="P10" draw:layer="layout" draw:type="line" svg:x1="10.45cm" svg:y1="9.8cm" svg:x2="10.4cm" svg:y2="10.5cm" draw:start-shape="id3" draw:start-glue-point="8" draw:end-shape="id6" draw:end-glue-point="4" svg:d="M10450 9800l-50 700" svg:viewBox="0 0 51 701">
          <text:p/>
        </draw:connector>
        <draw:connector draw:style-name="gr14" draw:text-style-name="P10" draw:layer="layout" draw:type="line" svg:x1="7.713cm" svg:y1="12.037cm" svg:x2="7.2cm" svg:y2="12.6cm" draw:start-shape="id6" draw:start-glue-point="7" draw:end-shape="id7" draw:end-glue-point="4" svg:d="M7713 12037l-513 563" svg:viewBox="0 0 514 564">
          <text:p/>
        </draw:connector>
        <draw:connector draw:style-name="gr14" draw:text-style-name="P10" draw:layer="layout" draw:type="line" svg:x1="7.2cm" svg:y1="14.2cm" svg:x2="7.2cm" svg:y2="17cm" draw:start-shape="id7" draw:start-glue-point="8" draw:end-shape="id8" svg:d="M7200 14200v2800" svg:viewBox="0 0 1 2801">
          <text:p/>
        </draw:connector>
        <draw:connector draw:style-name="gr14" draw:text-style-name="P10" draw:layer="layout" draw:type="line" svg:x1="13.8cm" svg:y1="14.2cm" svg:x2="13.8cm" svg:y2="15.6cm" draw:start-shape="id9" draw:start-glue-point="8" draw:end-shape="id10" draw:end-glue-point="4" svg:d="M13800 14200v1400" svg:viewBox="0 0 1 1401">
          <text:p/>
        </draw:connector>
        <draw:connector draw:style-name="gr15" draw:text-style-name="P10" xml:id="id12" draw:id="id12" draw:layer="layout" draw:type="line" svg:x1="16.4cm" svg:y1="17cm" svg:x2="16.4cm" svg:y2="17cm" draw:start-shape="id11" draw:start-glue-point="6" draw:end-shape="id11" draw:end-glue-point="6" svg:d="M16400 17000z" svg:viewBox="0 0 1 1">
          <text:p/>
        </draw:connector>
        <draw:connector draw:style-name="gr15" draw:text-style-name="P10" draw:layer="layout" draw:type="line" svg:x1="16.4cm" svg:y1="17cm" svg:x2="15.4cm" svg:y2="17cm" draw:start-shape="id12" draw:start-glue-point="0" draw:end-shape="id10" svg:d="M16400 17000h-1000" svg:viewBox="0 0 1001 1">
          <text:p/>
        </draw:connector>
        <draw:connector draw:style-name="gr14" draw:text-style-name="P10" draw:layer="layout" draw:type="line" svg:x1="14.932cm" svg:y1="17.99cm" svg:x2="15.439cm" svg:y2="18.534cm" draw:start-shape="id10" draw:start-glue-point="9" draw:end-shape="id13" draw:end-glue-point="5" svg:d="M14932 17990l507 544" svg:viewBox="0 0 508 545">
          <text:p/>
        </draw:connector>
        <draw:connector draw:style-name="gr14" draw:text-style-name="P10" draw:layer="layout" draw:type="line" svg:x1="17.9cm" svg:y1="17.8cm" svg:x2="17.561cm" svg:y2="18.534cm" draw:start-shape="id11" draw:start-glue-point="8" draw:end-shape="id13" draw:end-glue-point="11" svg:d="M17900 17800l-339 734" svg:viewBox="0 0 340 735">
          <text:p/>
        </draw:connector>
        <draw:connector draw:style-name="gr14" draw:text-style-name="P10" draw:layer="layout" draw:type="line" svg:x1="13.087cm" svg:y1="12.037cm" svg:x2="13.8cm" svg:y2="12.6cm" draw:start-shape="id6" draw:start-glue-point="9" draw:end-shape="id9" draw:end-glue-point="4" svg:d="M13087 12037l713 563" svg:viewBox="0 0 714 564">
          <text:p/>
        </draw:connector>
        <draw:custom-shape draw:style-name="gr16" draw:text-style-name="P6" xml:id="id3" draw:id="id3" draw:layer="layout" svg:width="4.7cm" svg:height="2.4cm" svg:x="8.1cm" svg:y="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7" draw:text-style-name="P10" draw:layer="layout" svg:width="1.9cm" svg:height="1.473cm" svg:x="9.3cm" svg:y="7.8cm">
          <draw:image xlink:href="Pictures/100007D900004AEE00003A166A8CDB57205F6C8B.svg" xlink:type="simple" xlink:show="embed" xlink:actuate="onLoad">
            <text:p/>
          </draw:image>
          <draw:image xlink:href="Pictures/10000201000002FB0000024F91E073F4C66E0F90.png" xlink:type="simple" xlink:show="embed" xlink:actuate="onLoad"/>
        </draw:frame>
        <draw:frame draw:style-name="gr17" draw:text-style-name="P10" draw:layer="layout" svg:width="2.7cm" svg:height="1.141cm" svg:x="21.2cm" svg:y="9.659cm">
          <draw:image xlink:href="Pictures/20000002000000DC0000005D096CF76BAB9265C8.eps" xlink:type="simple" xlink:show="embed" xlink:actuate="onLoad">
            <text:p/>
          </draw:image>
        </draw:frame>
        <draw:connector draw:style-name="gr14" draw:text-style-name="P10" draw:layer="layout" draw:type="line" svg:x1="14.932cm" svg:y1="16.01cm" svg:x2="20.7cm" svg:y2="13.65cm" draw:start-shape="id10" draw:start-glue-point="11" draw:end-shape="id5" draw:end-glue-point="6" svg:d="M14932 16010l5768-2360" svg:viewBox="0 0 5769 2361">
          <text:p/>
        </draw:connector>
        <draw:custom-shape draw:style-name="gr18" draw:text-style-name="P6" xml:id="id10" draw:id="id10" draw:layer="layout" svg:width="3.2cm" svg:height="2.8cm" svg:x="12.2cm" svg:y="1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7" draw:text-style-name="P10" draw:layer="layout" svg:width="2.236cm" svg:height="2.473cm" svg:x="12.7cm" svg:y="15.7cm">
          <draw:image xlink:href="Pictures/1000304F00003B2B0000416E491E5E7A20EBFF3C.svg" xlink:type="simple" xlink:show="embed" xlink:actuate="onLoad">
            <text:p/>
          </draw:image>
          <draw:image xlink:href="Pictures/100002010000025A0000029A2D921CF9FA972AEB.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t" fo:country="LT"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as_20_be_20_užpildo_20_ir_20_kraštinių" style:display-name="Objektas be užpildo ir kraštinių"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42cm" fo:page-width="2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Numatytasis"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4T14:10:50.220437542</meta:creation-date>
    <dc:date>2016-09-04T17:21:41.128073967</dc:date>
    <meta:editing-duration>PT44M9S</meta:editing-duration>
    <meta:editing-cycles>17</meta:editing-cycles>
    <meta:generator>LibreOffice/5.2.1.2$Linux_X86_64 LibreOffice_project/20m0$Build-2</meta:generator>
    <meta:document-statistic meta:object-count="36"/>
  </office:meta>
</office:document-meta>
</file>